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d47" officeooo:paragraph-rsid="000d8d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all:</text:p>
      <text:p text:style-name="Standard"><text:s text:c="2"/>vars:</text:p>
      <text:p text:style-name="Standard"><text:s text:c="4"/>ansible_connection: ssh</text:p>
      <text:p text:style-name="Standard"><text:s text:c="4"/>ansible_user: root</text:p>
      <text:p text:style-name="Standard"><text:s text:c="4"/>ansible_become: true</text:p>
      <text:p text:style-name="Standard"><text:s text:c="4"/>ansible_ssh_private_key_file: /root/.ssh/id_rsa</text:p>
      <text:p text:style-name="Standard"><text:s text:c="4"/>rbac_enabled: true</text:p>
      <text:p text:style-name="Standard"><text:s text:c="4"/>kafka_broker_rest_proxy_enabled: true</text:p>
      <text:p text:style-name="Standard"><text:s text:c="4"/>ssl_enabled: true</text:p>
      <text:p text:style-name="Standard"><text:s text:c="4"/>zookeeper_ssl_enabled: false</text:p>
      <text:p text:style-name="Standard"><text:s text:c="4"/>kafka_controller_ssl_enabled: false</text:p>
      <text:p text:style-name="Standard"><text:s text:c="4"/>kafka_connect_ssl_enabled: false</text:p>
      <text:p text:style-name="Standard"><text:s text:c="4"/>kafka_rest_ssl_enabled: false</text:p>
      <text:p text:style-name="Standard"><text:s text:c="4"/>schema_registry_ssl_enabled: false</text:p>
      <text:p text:style-name="Standard"><text:s text:c="4"/>control_center_ssl_enabled: false</text:p>
      <text:p text:style-name="Standard"><text:s text:c="4"/>ksql_ssl_enabled: false</text:p>
      <text:p text:style-name="Standard"><text:s text:c="4"/>ssl_provided_keystore_and_truststore: true</text:p>
      <text:p text:style-name="Standard"><text:s text:c="4"/>ssl_keystore_filepath: "/ansible/ansible_collections/confluent/platform/certs/{{inventory_hostname}}.server.keystore.jks"</text:p>
      <text:p text:style-name="Standard"><text:s text:c="4"/>ssl_keystore_key_password: certificate</text:p>
      <text:p text:style-name="Standard"><text:s text:c="4"/>ssl_keystore_store_password: certificate</text:p>
      <text:p text:style-name="Standard"><text:s text:c="4"/>ssl_truststore_filepath: "/ansible/ansible_collections/confluent/platform/certs/{{inventory_hostname}}.server.truststore.jks"</text:p>
      <text:p text:style-name="Standard"><text:s text:c="4"/>ssl_truststore_password: certificate</text:p>
      <text:p text:style-name="Standard"><text:s text:c="4"/>create_mds_certs: false</text:p>
      <text:p text:style-name="Standard"><text:s text:c="4"/>token_services_public_pem_file: /ansible/ansible_collections/confluent/platform/keys/tokenPublickey.pem</text:p>
      <text:p text:style-name="Standard"><text:s text:c="4"/>token_services_private_pem_file: /ansible/ansible_collections/confluent/platform/keys/tokenKeypair.pem</text:p>
      <text:p text:style-name="Standard"><text:s text:c="4"/>mds_super_user: rahul</text:p>
      <text:p text:style-name="Standard"><text:s text:c="4"/>mds_super_user_password: rahuldevops</text:p>
      <text:p text:style-name="Standard"><text:s text:c="4"/>ldap.java.naming.security.protocol: SSL</text:p>
      <text:p text:style-name="Standard"><text:s text:c="4"/>ldap.ssl.truststore.location: "/ansible/ansible_collections/confluent/platform/certs/{{inventory_hostname}}.server.truststore.jks"</text:p>
      <text:p text:style-name="Standard"><text:s text:c="4"/>ldap.ssl.truststore.password: "certificate"</text:p>
      <text:p text:style-name="Standard"><text:s text:c="4"/>kafka_broker_ldap_user: rahul</text:p>
      <text:p text:style-name="Standard"><text:s text:c="4"/>kafka_broker_ldap_password: rahuldevops</text:p>
      <text:p text:style-name="Standard"><text:s text:c="4"/>schema_registry_ldap_user: schema</text:p>
      <text:p text:style-name="Standard"><text:s text:c="4"/>schema_registry_ldap_password: schemasystems</text:p>
      <text:p text:style-name="Standard"><text:s text:c="4"/>kafka_connect_ldap_user: connect</text:p>
      <text:p text:style-name="Standard"><text:s text:c="4"/>kafka_connect_ldap_password: connectsystems</text:p>
      <text:p text:style-name="Standard"><text:s text:c="4"/>ksql_ldap_user: ksql</text:p>
      <text:p text:style-name="Standard"><text:s text:c="4"/>ksql_ldap_password: ksqlsystems</text:p>
      <text:p text:style-name="Standard"><text:s text:c="4"/>control_center_ldap_user: control</text:p>
      <text:p text:style-name="Standard"><text:s text:c="4"/>control_center_ldap_password: controlsystems</text:p>
      <text:p text:style-name="Standard"><text:s text:c="4"/>kafka_broker_custom_listeners:</text:p>
      <text:p text:style-name="Standard"><text:s text:c="6"/>client:</text:p>
      <text:p text:style-name="Standard"><text:s text:c="8"/>name: CLIENT</text:p>
      <text:p text:style-name="Standard"><text:s text:c="8"/>port: 9093</text:p>
      <text:p text:style-name="Standard"><text:soft-page-break/><text:s text:c="4"/>mds_enabled: true</text:p>
      <text:p text:style-name="Standard"><text:s text:c="4"/>mds_host: "{{inventory_hostname}}"</text:p>
      <text:p text:style-name="Standard"><text:s text:c="4"/>mds_port: 8090 </text:p>
      <text:p text:style-name="Standard"><text:s text:c="4"/>mds_ldap_url: ldap://ldap:389</text:p>
      <text:p text:style-name="Standard"><text:s text:c="4"/>mds_ldap_user: uid=rahul,OU=users,DC=example,DC=com</text:p>
      <text:p text:style-name="Standard"><text:s text:c="4"/>mds_ldap_password: rahuldevops</text:p>
      <text:p text:style-name="Standard"><text:s text:c="4"/>mds_user_search_base: OU=users,DC=example,DC=com</text:p>
      <text:p text:style-name="Standard"><text:s text:c="4"/>mds_group_search_base: OU=groups,DC=example,DC=com</text:p>
      <text:p text:style-name="Standard"/>
      <text:p text:style-name="Standard">zookeeper:</text:p>
      <text:p text:style-name="Standard"><text:s text:c="2"/>hosts:</text:p>
      <text:p text:style-name="Standard"><text:s text:c="4"/>zookeeper1:</text:p>
      <text:p text:style-name="Standard"><text:s text:c="4"/>zookeeper2:</text:p>
      <text:p text:style-name="Standard"><text:s text:c="4"/>zookeeper3:</text:p>
      <text:p text:style-name="Standard"/>
      <text:p text:style-name="Standard">kafka_broker:</text:p>
      <text:p text:style-name="Standard"><text:s text:c="2"/>vars:</text:p>
      <text:p text:style-name="Standard"><text:s text:c="4"/>kafka_broker_custom_properties:</text:p>
      <text:p text:style-name="Standard"><text:s text:c="6"/>confluent.metadata.server.advertised.listener: https://{{inventory_hostname}}:8090</text:p>
      <text:p text:style-name="Standard"><text:s text:c="6"/>confluent.metadata.server.listeners: https://0.0.0.0:8090</text:p>
      <text:p text:style-name="Standard"><text:s text:c="6"/>confluent.metadata.server.token.key.path: /ansible/ansible_collections/confluent/platform/keys/tokenPublickey.pem</text:p>
      <text:p text:style-name="Standard"><text:s text:c="6"/>confluent.metadata.server.authentication.method: NONE</text:p>
      <text:p text:style-name="Standard"><text:s text:c="6"/>ldap.java.naming.factory.initial: com.sun.jndi.ldap.LdapCtxFactory</text:p>
      <text:p text:style-name="Standard"><text:s text:c="6"/>ldap.com.sun.jndi.ldap.read.timeout: 3000</text:p>
      <text:p text:style-name="Standard"><text:s text:c="6"/>ldap.java.naming.provider.url: ldap://0.0.0.0:389</text:p>
      <text:p text:style-name="Standard"><text:s text:c="6"/>ldap.java.naming.security.principal: cn=admin,dc=example,dc=com</text:p>
      <text:p text:style-name="Standard"><text:s text:c="6"/>ldap.java.naming.security.credentials: secret</text:p>
      <text:p text:style-name="Standard"><text:s text:c="6"/>ldap.java.naming.security.authentication: simple</text:p>
      <text:p text:style-name="Standard"><text:s text:c="6"/>ldap.user.search.base: OU=users,DC=example,DC=com</text:p>
      <text:p text:style-name="Standard"><text:s text:c="6"/>ldap.group.search.base: OU=groups,DC=example,DC=com</text:p>
      <text:p text:style-name="Standard"><text:s text:c="6"/>ldap.user.name.attribute: uid</text:p>
      <text:p text:style-name="Standard"><text:s text:c="6"/>ldap.user.memberof.attribute.pattern: CN=(.*),OU=users,DC=example,DC=com</text:p>
      <text:p text:style-name="Standard"><text:s text:c="6"/>ldap.group.name.attribute: cn</text:p>
      <text:p text:style-name="Standard"><text:s text:c="6"/>ldap.group.member.attribute.pattern: CN=(.*),OU=groups,DC=example,DC=com</text:p>
      <text:p text:style-name="Standard"><text:s text:c="6"/>ldap.user.object.class: person</text:p>
      <text:p text:style-name="Standard"><text:s text:c="4"/>mds: </text:p>
      <text:p text:style-name="Standard"><text:s text:c="6"/>hosts: </text:p>
      <text:p text:style-name="Standard"><text:s text:c="8"/>mds: </text:p>
      <text:p text:style-name="Standard"><text:s text:c="10"/>vars: </text:p>
      <text:p text:style-name="Standard"><text:s text:c="12"/>mds_custom_properties: </text:p>
      <text:p text:style-name="Standard"><text:s text:c="12"/>mds.service.enabled: true </text:p>
      <text:p text:style-name="Standard"><text:s text:c="12"/>mds.service.port: 8090 </text:p>
      <text:p text:style-name="Standard"><text:s text:c="12"/>mds.service.host: "{{inventory_hostname}}"</text:p>
      <text:p text:style-name="Standard"><text:s text:c="12"/>mds_super_user: rahul</text:p>
      <text:p text:style-name="Standard"><text:s text:c="12"/>mds_super_user_password: rahuldevops</text:p>
      <text:p text:style-name="Standard"><text:s text:c="2"/>hosts:</text:p>
      <text:p text:style-name="Standard"><text:s text:c="4"/>kafka1:</text:p>
      <text:p text:style-name="Standard"><text:s text:c="6"/>kafka_broker_principal: "User:kafka1"</text:p>
      <text:p text:style-name="Standard"><text:s text:c="4"/>kafka2:</text:p>
      <text:p text:style-name="Standard"><text:s text:c="6"/>kafka_broker_principal: "User:kafka2"</text:p>
      <text:p text:style-name="Standard"><text:s text:c="4"/>kafka3:</text:p>
      <text:p text:style-name="Standard"><text:soft-page-break/><text:s text:c="6"/>kafka_broker_principal: "User:kafka3"</text:p>
      <text:p text:style-name="Standard"/>
      <text:p text:style-name="Standard">control_center:</text:p>
      <text:p text:style-name="Standard"><text:s text:c="2"/>hosts:</text:p>
      <text:p text:style-name="Standard"><text:s text:c="4"/>control-center:</text:p>
      <text:p text:style-name="Standard"/>
      <text:p text:style-name="Standard"/>
      <text:p text:style-name="Standard"/>
      <text:p text:style-name="Standard"/>
      <text:p text:style-name="Standard">- name: Install Confluent CLI</text:p>
      <text:p text:style-name="Standard"><text:s text:c="2"/>include_tasks: confluent_cli.yml</text:p>
      <text:p text:style-name="Standard"><text:s text:c="2"/>when: confluent_cli_download_enabled|bool</text:p>
      <text:p text:style-name="Standard"/>
      <text:p text:style-name="Standard">- set_fact:</text:p>
      <text:p text:style-name="Standard"><text:s text:c="4"/>common_role_completed: true</text:p>
      <text:p text:style-name="Standard"/>
      <text:p text:style-name="P1">============Not Authorized===========</text:p>
      <text:p text:style-name="P1"/>
      <text:p text:style-name="P1">---</text:p>
      <text:p text:style-name="P1">all:</text:p>
      <text:p text:style-name="P1"><text:s text:c="2"/>vars:</text:p>
      <text:p text:style-name="P1"><text:s text:c="4"/>ansible_connection: ssh</text:p>
      <text:p text:style-name="P1"><text:s text:c="4"/>ansible_user: root</text:p>
      <text:p text:style-name="P1"><text:s text:c="4"/>ansible_become: true</text:p>
      <text:p text:style-name="P1"><text:s text:c="4"/>ansible_ssh_private_key_file: /root/.ssh/id_rsa</text:p>
      <text:p text:style-name="P1"><text:s text:c="4"/>rbac_enabled: true</text:p>
      <text:p text:style-name="P1"><text:s text:c="4"/>create_mds_certs: false</text:p>
      <text:p text:style-name="P1"><text:s text:c="4"/>token_services_public_pem_file: /ansible/ansible_collections/confluent/platform/keys/tokenPublicKey.pem</text:p>
      <text:p text:style-name="P1"><text:s text:c="4"/>token_services_private_pem_file: /ansible/ansible_collections/confluent/platform/keys/tokenKeypair.pem</text:p>
      <text:p text:style-name="P1"><text:s text:c="4"/>mds_super_user: rahul</text:p>
      <text:p text:style-name="P1"><text:s text:c="4"/>mds_super_user_password: rahuldevops</text:p>
      <text:p text:style-name="P1"><text:s text:c="4"/>kafka_broker_custom_listeners:</text:p>
      <text:p text:style-name="P1"><text:s text:c="6"/>client:</text:p>
      <text:p text:style-name="P1"><text:s text:c="8"/>name: CLIENT</text:p>
      <text:p text:style-name="P1"><text:s text:c="8"/>port: 9093</text:p>
      <text:p text:style-name="P1"><text:s text:c="4"/>kafka_broker_custom_properties:</text:p>
      <text:p text:style-name="P1"><text:s text:c="6"/>ldap.java.naming.factory.initial: com.sun.jndi.ldap.LdapCtxFactory</text:p>
      <text:p text:style-name="P1"><text:s text:c="6"/>ldap.com.sun.jndi.ldap.read.timeout: 3000</text:p>
      <text:p text:style-name="P1"><text:s text:c="6"/>ldap.java.naming.provider.url: ldap://ldap:389</text:p>
      <text:p text:style-name="P1"><text:s text:c="6"/>ldap.java.naming.security.principal: cn=admin,dc=example,dc=com</text:p>
      <text:p text:style-name="P1"><text:s text:c="6"/>ldap.java.naming.security.credentials: secret</text:p>
      <text:p text:style-name="P1"><text:s text:c="6"/>ldap.java.naming.security.authentication: simple</text:p>
      <text:p text:style-name="P1"><text:s text:c="6"/>ldap.user.search.base: OU=users,DC=example,DC=com</text:p>
      <text:p text:style-name="P1"><text:s text:c="6"/>ldap.group.search.base: OU=groups,DC=example,DC=com</text:p>
      <text:p text:style-name="P1"><text:s text:c="6"/>ldap.user.name.attribute: uid</text:p>
      <text:p text:style-name="P1"><text:s text:c="6"/>ldap.user.memberof.attribute.pattern: CN=(.*),OU=users,DC=example,DC=com</text:p>
      <text:p text:style-name="P1"><text:s text:c="6"/>ldap.group.name.attribute: cn</text:p>
      <text:p text:style-name="P1"><text:s text:c="6"/>ldap.group.member.attribute.pattern: CN=(.*),OU=groups,DC=example,DC=com</text:p>
      <text:p text:style-name="P1"><text:s text:c="6"/>ldap.user.object.class: person</text:p>
      <text:p text:style-name="P1"><text:s text:c="6"/>allow.everyone.if.no.acl.found: true</text:p>
      <text:p text:style-name="P1"><text:soft-page-break/><text:s text:c="6"/>confluent.metadata.server.enable: true</text:p>
      <text:p text:style-name="P1"/>
      <text:p text:style-name="P1">zookeeper:</text:p>
      <text:p text:style-name="P1"><text:s text:c="2"/>hosts:</text:p>
      <text:p text:style-name="P1"><text:s text:c="4"/>zookeeper1:</text:p>
      <text:p text:style-name="P1"><text:s text:c="4"/>zookeeper2:</text:p>
      <text:p text:style-name="P1"><text:s text:c="4"/>zookeeper3:</text:p>
      <text:p text:style-name="P1"/>
      <text:p text:style-name="P1">kafka_broker:</text:p>
      <text:p text:style-name="P1"><text:s text:c="2"/>hosts:</text:p>
      <text:p text:style-name="P1"><text:s text:c="4"/>kafka1:</text:p>
      <text:p text:style-name="P1"><text:s text:c="6"/>kafka_broker_principal: "User:kafka1"</text:p>
      <text:p text:style-name="P1"><text:s text:c="4"/>kafka2:</text:p>
      <text:p text:style-name="P1"><text:s text:c="6"/>kafka_broker_principal: "User:kafka2"</text:p>
      <text:p text:style-name="P1"><text:s text:c="4"/>kafka3:</text:p>
      <text:p text:style-name="P1"><text:s text:c="6"/>kafka_broker_principal: "User:kafka3"</text:p>
      <text:p text:style-name="P1"/>
      <text:p text:style-name="P1">control_center:</text:p>
      <text:p text:style-name="P1"><text:s text:c="2"/>hosts:</text:p>
      <text:p text:style-name="P1"><text:s text:c="4"/>control-center:</text:p>
      <text:p text:style-name="P1"/>
      <text:p text:style-name="P1"/>
      <text:p text:style-name="P1">ldap <text:s text:c="14"/>| 679765b9 conn=1036 op=36 SRCH base="cn=admin,dc=example,dc=com" scope=1 deref=3 filter="(objectClass=groupOfNames)"</text:p>
      <text:p text:style-name="P1">ldap <text:s text:c="14"/>| 679765b9 conn=1036 op=36 SRCH attr=cn member</text:p>
      <text:p text:style-name="P1">ldap <text:s text:c="14"/>| 679765b9 conn=1036 op=36 SEARCH RESULT tag=101 err=0 nentries=0 text=</text:p>
      <text:p text:style-name="P1">ldap <text:s text:c="14"/>| 679765c0 conn=1042 fd=14 ACCEPT from IP=127.0.0.1:32856 (IP=0.0.0.0:389)</text:p>
      <text:p text:style-name="P1">ldap <text:s text:c="14"/>| 679765c0 conn=1042 op=0 BIND dn="cn=admin,dc=example,dc=com" method=128</text:p>
      <text:p text:style-name="P1">ldap <text:s text:c="14"/>| 679765c0 conn=1042 op=0 BIND dn="cn=admin,dc=example,dc=com" mech=SIMPLE ssf=0</text:p>
      <text:p text:style-name="P1">ldap <text:s text:c="14"/>| 679765c0 conn=1042 op=0 RESULT tag=97 err=0 text=</text:p>
      <text:p text:style-name="P1">ldap <text:s text:c="14"/>| 679765c0 conn=1042 op=1 SRCH base="cn=admin,dc=example,dc=com" scope=2 deref=0 filter="(objectClass=*)"</text:p>
      <text:p text:style-name="P1">ldap <text:s text:c="14"/>| 679765c0 conn=1042 op=1 SEARCH RESULT tag=101 err=0 nentries=1 text=</text:p>
      <text:p text:style-name="P1">ldap <text:s text:c="14"/>| 679765c0 conn=1042 op=2 UNBIND</text:p>
      <text:p text:style-name="P1">ldap <text:s text:c="14"/>| 679765c0 conn=1042 fd=14 clos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7T17:22:24.472110663</meta:creation-date>
    <meta:editing-duration>PT31S</meta:editing-duration>
    <meta:editing-cycles>2</meta:editing-cycles>
    <meta:generator>LibreOffice/6.4.7.2$Linux_X86_64 LibreOffice_project/40$Build-2</meta:generator>
    <dc:date>2025-01-27T17:22:53.771871521</dc:date>
    <meta:document-statistic meta:table-count="0" meta:image-count="0" meta:object-count="0" meta:page-count="4" meta:paragraph-count="164" meta:word-count="362" meta:character-count="6697" meta:non-whitespace-character-count="5643"/>
  </office:meta>
</office:document-meta>
</file>